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42000002383A2C413044B145B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xe1" text:anchor-type="char" svg:width="17cm" svg:height="11.576cm" draw:z-index="0"><draw:image xlink:href="Pictures/1000020100000342000002383A2C413044B145B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5T17:49:39.080000000</meta:creation-date>
    <meta:generator>LibreOffice/7.1.4.2$Windows_X86_64 LibreOffice_project/a529a4fab45b75fefc5b6226684193eb000654f6</meta:generator>
    <dc:date>2021-11-25T20:07:54.095000000</dc:date>
    <meta:editing-duration>PT2H18M1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